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100%" draw:textarea-horizontal-align="justify" draw:textarea-vertical-align="middle" draw:auto-grow-height="false" fo:min-height="0.97cm" fo:min-width="4.3cm"/>
    </style:style>
    <style:style style:name="gr2" style:family="graphic" style:parent-style-name="standard">
      <style:graphic-properties svg:stroke-color="#800080" draw:fill-color="#5983b0" draw:textarea-horizontal-align="justify" draw:textarea-vertical-align="middle" draw:auto-grow-height="false" fo:min-height="0.852cm" fo:min-width="4.182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971cm" fo:min-width="2.3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1.166cm"/>
    </style:style>
    <style:style style:name="gr5" style:family="graphic" style:parent-style-name="standard">
      <style:graphic-properties draw:fill-color="#b85c00" draw:textarea-horizontal-align="justify" draw:textarea-vertical-align="middle" draw:auto-grow-height="false" fo:min-height="0.97cm" fo:min-width="4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.976cm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14cm" fo:min-width="2.894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fo:min-height="0.589cm"/>
    </style:style>
    <style:style style:name="gr12" style:family="graphic" style:parent-style-name="objectwithoutfill">
      <style:graphic-properties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2.95cm" fo:min-width="2.7cm"/>
    </style:style>
    <style:style style:name="gr14" style:family="graphic" style:parent-style-name="objectwithoutfill">
      <style:graphic-properties svg:stroke-color="#55308d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2.95cm" fo:min-width="2.7cm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2.95cm" fo:min-width="2.7cm"/>
    </style:style>
    <style:style style:name="gr19" style:family="graphic" style:parent-style-name="objectwithoutfill">
      <style:graphic-properties svg:stroke-color="#ffbf00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5cm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2.95cm" fo:min-width="2.7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22cm" fo:min-width="0.872cm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12cm" fo:min-width="0.462cm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svg:stroke-color="#000000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122cm" fo:min-width="0.872cm" fo:padding-top="0.139cm" fo:padding-bottom="0.139cm" fo:padding-left="0.264cm" fo:padding-right="0.264cm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21cm" fo:min-width="0.271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fo:min-height="0.65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203cm" fo:min-width="0.953cm" fo:padding-top="0.139cm" fo:padding-bottom="0.139cm" fo:padding-left="0.264cm" fo:padding-right="0.264cm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69cm" fo:min-width="0.519cm" fo:padding-top="0.139cm" fo:padding-bottom="0.139cm" fo:padding-left="0.264cm" fo:padding-right="0.264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69cm" fo:min-width="0.519cm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7cm" fo:min-width="0.895cm" fo:padding-top="0.139cm" fo:padding-bottom="0.139cm" fo:padding-left="0.264cm" fo:padding-right="0.264cm"/>
    </style:style>
    <style:style style:name="gr39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27cm" fo:min-width="1.482cm" fo:padding-top="0.139cm" fo:padding-bottom="0.139cm" fo:padding-left="0.264cm" fo:padding-right="0.264cm"/>
    </style:style>
    <style:style style:name="gr4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52cm" fo:min-width="0.777cm" fo:padding-top="0.139cm" fo:padding-bottom="0.139cm" fo:padding-left="0.264cm" fo:padding-right="0.264cm"/>
    </style:style>
    <style:style style:name="gr4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21cm" fo:min-width="0.07cm" fo:padding-top="0.139cm" fo:padding-bottom="0.139cm" fo:padding-left="0.264cm" fo:padding-right="0.264cm"/>
    </style:style>
    <style:style style:name="gr4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53cm" fo:min-width="1.486cm" fo:padding-top="0.139cm" fo:padding-bottom="0.139cm" fo:padding-left="0.264cm" fo:padding-right="0.264cm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21cm" fo:min-width="0.371cm" fo:padding-top="0.139cm" fo:padding-bottom="0.139cm" fo:padding-left="0.264cm" fo:padding-right="0.264cm"/>
    </style:style>
    <style:style style:name="gr45" style:family="graphic" style:parent-style-name="standard">
      <style:graphic-properties draw:stroke="none" svg:stroke-color="#000000" draw:fill="none" draw:fill-color="#ffffff" fo:min-height="0.628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91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7.91cm"/>
    </style:style>
    <style:style style:name="gr49" style:family="graphic" style:parent-style-name="standard" style:list-style-name="L2">
      <style:graphic-properties draw:stroke="none" svg:stroke-color="#000000" draw:fill="none" draw:fill-color="#ffffff" fo:min-height="5.65cm"/>
    </style:style>
    <style:style style:name="gr5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7.9cm"/>
    </style:style>
    <style:style style:name="gr52" style:family="graphic" style:parent-style-name="standard">
      <style:graphic-properties draw:stroke="none" svg:stroke-color="#000000" draw:fill="none" draw:fill-color="#ffffff" fo:min-height="3.886cm"/>
    </style:style>
    <style:style style:name="gr53" style:family="graphic" style:parent-style-name="standard" style:list-style-name="L2">
      <style:graphic-properties draw:stroke="none" svg:stroke-color="#000000" draw:fill="none" draw:fill-color="#ffffff" fo:min-height="5.65cm"/>
    </style:style>
    <style:style style:name="P1" style:family="paragraph">
      <style:paragraph-properties fo:text-align="center"/>
    </style:style>
    <style:style style:name="P2" style:family="paragraph">
      <loext:graphic-properties draw:fill-color="#b2b2b2" draw:opacity="100%"/>
      <style:paragraph-properties fo:text-align="center"/>
      <style:text-properties style:font-name="Liberation Sans1" fo:font-size="18pt" fo:font-weight="normal"/>
    </style:style>
    <style:style style:name="P3" style:family="paragraph">
      <loext:graphic-properties draw:fill-color="#5983b0"/>
      <style:paragraph-properties fo:text-align="center"/>
      <style:text-properties style:font-name="Liberation Sans1" fo:font-size="18pt" fo:font-weight="normal"/>
    </style:style>
    <style:style style:name="P4" style:family="paragraph">
      <loext:graphic-properties draw:fill-color="#ffff00"/>
      <style:paragraph-properties fo:text-align="center"/>
      <style:text-properties style:font-name="Liberation Sans1" fo:font-size="18pt" fo:font-weight="normal"/>
    </style:style>
    <style:style style:name="P5" style:family="paragraph">
      <loext:graphic-properties draw:fill="none" draw:fill-color="#ffffff"/>
      <style:text-properties style:font-name="Liberation Sans1" fo:font-weight="normal"/>
    </style:style>
    <style:style style:name="P6" style:family="paragraph">
      <loext:graphic-properties draw:fill-color="#b85c00"/>
      <style:paragraph-properties fo:text-align="center"/>
      <style:text-properties style:font-name="Liberation Sans1" fo:font-weight="normal"/>
    </style:style>
    <style:style style:name="P7" style:family="paragraph">
      <loext:graphic-properties draw:fill-color="#81d41a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ffbf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solid" draw:fill-color="#b2b2b2"/>
      <style:paragraph-properties fo:text-align="center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none"/>
      <style:paragraph-properties fo:text-align="justify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1" fo:font-size="18pt" fo:font-weight="normal"/>
    </style:style>
    <style:style style:name="T2" style:family="text">
      <style:text-properties style:font-name="Liberation Sans1" fo:font-weight="normal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Solph und Syste,übersicht - Vorlagen" draw:style-name="dp1" draw:master-page-name="Standard">
        <draw:custom-shape draw:style-name="gr1" draw:text-style-name="P2" draw:layer="layout" svg:width="4.8cm" svg:height="1.22cm" svg:x="5.5cm" svg:y="4.7cm">
          <text:p text:style-name="P1"><text:span text:style-name="T1">Transform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22cm" svg:x="19.3cm" svg:y="4.7cm">
          <text:p text:style-name="P1"><text:span text:style-name="T1">Generic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cm" svg:height="1.22cm" svg:x="10.4cm" svg:y="4.7cm">
          <text:p text:style-name="P1"><text:span text:style-name="T1">Sourc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4" draw:text-style-name="P5" draw:layer="layout" svg:width="1.666cm" svg:height="1.187cm" svg:x="16cm" svg:y="9.8cm">
          <draw:text-box>
            <text:p/>
          </draw:text-box>
        </draw:frame>
        <draw:g>
          <draw:custom-shape draw:style-name="gr5" draw:text-style-name="P6" draw:layer="layout" svg:width="4.8cm" svg:height="1.22cm" svg:x="14.4cm" svg:y="4.7cm">
            <text:p/>
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" draw:text-style-name="P5" draw:layer="layout" svg:width="1.771cm" svg:height="0.978cm" svg:x="15.999cm" svg:y="4.84cm">
            <draw:text-box>
              <text:p><text:span text:style-name="T2">Sink</text:span></text:p>
            </draw:text-box>
          </draw:frame>
        </draw:g>
        <draw:custom-shape draw:style-name="gr7" draw:text-style-name="P7" draw:layer="layout" svg:width="4.8cm" svg:height="1.22cm" svg:x="24.2cm" svg:y="4.7cm">
          <text:p text:style-name="P1"><text:span text:style-name="T3">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8.1cm" svg:height="1.1cm" svg:x="5.9cm" svg:y="3cm">
          <draw:text-box>
            <text:p><text:span text:style-name="T3">Oemof-Solph Zeichen</text:span></text:p>
          </draw:text-box>
        </draw:frame>
        <draw:frame draw:style-name="gr9" draw:text-style-name="P8" draw:layer="layout" svg:width="19cm" svg:height="1.3cm" svg:x="5.5cm" svg:y="6.5cm">
          <draw:text-box>
            <text:p><text:span text:style-name="T3">Symbole für Konzept-Zeichnung</text:span></text:p>
          </draw:text-box>
        </draw:frame>
        <draw:g>
          <draw:line draw:style-name="gr10" draw:text-style-name="P9" draw:layer="layout" svg:x1="5cm" svg:y1="14.5cm" svg:x2="19.5cm" svg:y2="14.5cm">
            <text:p/>
          </draw:line>
          <draw:frame draw:style-name="gr11" draw:text-style-name="P10" draw:layer="layout" svg:width="2.4cm" svg:height="0.839cm" svg:x="5cm" svg:y="13.561cm">
            <draw:text-box>
              <text:p><text:span text:style-name="T4">Wärme</text:span></text:p>
            </draw:text-box>
          </draw:frame>
        </draw:g>
        <draw:g>
          <draw:line draw:style-name="gr12" draw:text-style-name="P9" draw:layer="layout" svg:x1="5.4cm" svg:y1="15.361cm" svg:x2="19.9cm" svg:y2="15.361cm">
            <text:p/>
          </draw:line>
          <draw:frame draw:style-name="gr11" draw:text-style-name="P10" draw:layer="layout" svg:width="3.2cm" svg:height="0.839cm" svg:x="5.4cm" svg:y="15.461cm">
            <draw:text-box>
              <text:p><text:span text:style-name="T4">Elektrizität</text:span></text:p>
            </draw:text-box>
          </draw:frame>
        </draw:g>
        <draw:g>
          <draw:g>
            <draw:custom-shape draw:style-name="gr13" draw:text-style-name="P11" draw:layer="layout" svg:width="3.2cm" svg:height="3.2cm" svg:x="8.8cm" svg:y="9cm">
              <text:p text:style-name="P1">WP</text:p>
              <draw:enhanced-geometry svg:viewBox="0 0 21600 21600" draw:type="rectangle" draw:enhanced-path="M 0 0 L 21600 0 21600 21600 0 21600 0 0 Z N"/>
            </draw:custom-shape>
            <draw:line draw:style-name="gr14" draw:text-style-name="P9" draw:layer="layout" svg:x1="10.4cm" svg:y1="13.5cm" svg:x2="10.4cm" svg:y2="12.2cm">
              <text:p/>
            </draw:line>
            <draw:line draw:style-name="gr15" draw:text-style-name="P9" draw:layer="layout" svg:x1="10.4cm" svg:y1="9cm" svg:x2="10.4cm" svg:y2="7.7cm">
              <text:p/>
            </draw:line>
          </draw:g>
          <draw:line draw:style-name="gr16" draw:text-style-name="P9" draw:layer="layout" svg:x1="13.3cm" svg:y1="10.7cm" svg:x2="12cm" svg:y2="10.7cm">
            <text:p/>
          </draw:line>
        </draw:g>
        <draw:g>
          <draw:custom-shape draw:style-name="gr17" draw:text-style-name="P12" draw:layer="layout" svg:width="3.2cm" svg:height="3.2cm" svg:x="5.2cm" svg:y="9cm">
            <text:p text:style-name="P1">STES</text:p>
            <draw:enhanced-geometry svg:viewBox="0 0 21600 21600" draw:type="rectangle" draw:enhanced-path="M 0 0 L 21600 0 21600 21600 0 21600 0 0 Z N"/>
          </draw:custom-shape>
          <draw:line draw:style-name="gr15" draw:text-style-name="P9" draw:layer="layout" svg:x1="6.1cm" svg:y1="9cm" svg:x2="6.1cm" svg:y2="7.7cm">
            <text:p/>
          </draw:line>
          <draw:line draw:style-name="gr15" draw:text-style-name="P9" draw:layer="layout" svg:x1="7.7cm" svg:y1="7.7cm" svg:x2="7.7cm" svg:y2="9cm">
            <text:p/>
          </draw:line>
        </draw:g>
        <draw:g>
          <draw:custom-shape draw:style-name="gr13" draw:text-style-name="P11" draw:layer="layout" svg:width="3.2cm" svg:height="3.2cm" svg:x="18.9cm" svg:y="8.2cm">
            <text:p text:style-name="P1">EHK</text:p>
            <draw:enhanced-geometry svg:viewBox="0 0 21600 21600" draw:type="rectangle" draw:enhanced-path="M 0 0 L 21600 0 21600 21600 0 21600 0 0 Z N"/>
          </draw:custom-shape>
          <draw:line draw:style-name="gr14" draw:text-style-name="P9" draw:layer="layout" svg:x1="20.5cm" svg:y1="12.7cm" svg:x2="20.5cm" svg:y2="11.4cm">
            <text:p/>
          </draw:line>
          <draw:line draw:style-name="gr15" draw:text-style-name="P9" draw:layer="layout" svg:x1="20.5cm" svg:y1="8.2cm" svg:x2="20.5cm" svg:y2="6.9cm">
            <text:p/>
          </draw:line>
        </draw:g>
        <draw:g>
          <draw:g>
            <draw:line draw:style-name="gr14" draw:text-style-name="P9" draw:layer="layout" svg:x1="28.5cm" svg:y1="15.5cm" svg:x2="28.5cm" svg:y2="16.8cm">
              <text:p/>
            </draw:line>
            <draw:custom-shape draw:style-name="gr18" draw:text-style-name="P13" draw:layer="layout" svg:width="3.2cm" svg:height="3.2cm" svg:x="26.9cm" svg:y="12.3cm">
              <text:p text:style-name="P1">PV</text:p>
              <draw:enhanced-geometry svg:viewBox="0 0 21600 21600" draw:type="rectangle" draw:enhanced-path="M 0 0 L 21600 0 21600 21600 0 21600 0 0 Z N"/>
            </draw:custom-shape>
            <draw:line draw:style-name="gr19" draw:text-style-name="P9" draw:layer="layout" svg:x1="25.6cm" svg:y1="14cm" svg:x2="26.9cm" svg:y2="14cm">
              <text:p/>
            </draw:line>
          </draw:g>
          <draw:frame draw:style-name="gr20" draw:text-style-name="P14" draw:layer="layout" svg:width="1.8cm" svg:height="0.725cm" svg:x="24.6cm" svg:y="13.2cm">
            <draw:text-box>
              <text:p><text:span text:style-name="T5">Sonne</text:span></text:p>
            </draw:text-box>
          </draw:frame>
        </draw:g>
        <draw:g>
          <draw:g>
            <draw:custom-shape draw:style-name="gr18" draw:text-style-name="P13" draw:layer="layout" svg:width="3.2cm" svg:height="3.2cm" svg:x="21.4cm" svg:y="12.7cm">
              <text:p text:style-name="P1">ST</text:p>
              <draw:enhanced-geometry svg:viewBox="0 0 21600 21600" draw:type="rectangle" draw:enhanced-path="M 0 0 L 21600 0 21600 21600 0 21600 0 0 Z N"/>
            </draw:custom-shape>
            <draw:line draw:style-name="gr19" draw:text-style-name="P9" draw:layer="layout" svg:x1="20.1cm" svg:y1="14.4cm" svg:x2="21.4cm" svg:y2="14.4cm">
              <text:p/>
            </draw:line>
            <draw:line draw:style-name="gr15" draw:text-style-name="P9" draw:layer="layout" svg:x1="23cm" svg:y1="12.7cm" svg:x2="23cm" svg:y2="11.4cm">
              <text:p/>
            </draw:line>
          </draw:g>
          <draw:frame draw:style-name="gr20" draw:text-style-name="P14" draw:layer="layout" svg:width="1.8cm" svg:height="0.725cm" svg:x="19cm" svg:y="13.7cm">
            <draw:text-box>
              <text:p><text:span text:style-name="T5">Sonne</text:span></text:p>
            </draw:text-box>
          </draw:frame>
        </draw:g>
        <draw:g>
          <draw:g>
            <draw:custom-shape draw:style-name="gr13" draw:text-style-name="P11" draw:layer="layout" svg:width="3.2cm" svg:height="3.2cm" svg:x="24.5cm" svg:y="8.2cm">
              <text:p text:style-name="P1">KWK</text:p>
              <draw:enhanced-geometry svg:viewBox="0 0 21600 21600" draw:type="rectangle" draw:enhanced-path="M 0 0 L 21600 0 21600 21600 0 21600 0 0 Z N"/>
            </draw:custom-shape>
            <draw:line draw:style-name="gr21" draw:text-style-name="P9" draw:layer="layout" svg:x1="23.2cm" svg:y1="9.9cm" svg:x2="24.5cm" svg:y2="9.9cm">
              <text:p/>
            </draw:line>
            <draw:line draw:style-name="gr15" draw:text-style-name="P9" draw:layer="layout" svg:x1="26.1cm" svg:y1="8.2cm" svg:x2="26.1cm" svg:y2="6.9cm">
              <text:p/>
            </draw:line>
            <draw:line draw:style-name="gr14" draw:text-style-name="P9" draw:layer="layout" svg:x1="26.1cm" svg:y1="11.4cm" svg:x2="26.1cm" svg:y2="12.7cm">
              <text:p/>
            </draw:line>
          </draw:g>
          <draw:frame draw:style-name="gr22" draw:text-style-name="P14" draw:layer="layout" svg:width="1.4cm" svg:height="0.8cm" svg:x="22.7cm" svg:y="9.1cm">
            <draw:text-box>
              <text:p><text:span text:style-name="T5">Gas</text:span></text:p>
            </draw:text-box>
          </draw:frame>
        </draw:g>
        <draw:g>
          <draw:g>
            <draw:custom-shape draw:style-name="gr23" draw:text-style-name="P15" draw:layer="layout" svg:width="3.2cm" svg:height="3.2cm" svg:x="14.6cm" svg:y="8.7cm">
              <text:p text:style-name="P1">SLK</text:p>
              <draw:enhanced-geometry svg:viewBox="0 0 21600 21600" draw:type="rectangle" draw:enhanced-path="M 0 0 L 21600 0 21600 21600 0 21600 0 0 Z N"/>
            </draw:custom-shape>
            <draw:line draw:style-name="gr15" draw:text-style-name="P9" draw:layer="layout" svg:x1="16.2cm" svg:y1="8.7cm" svg:x2="16.2cm" svg:y2="7.4cm">
              <text:p/>
            </draw:line>
            <draw:line draw:style-name="gr21" draw:text-style-name="P9" draw:layer="layout" svg:x1="13.2cm" svg:y1="10.3cm" svg:x2="14.5cm" svg:y2="10.3cm">
              <text:p/>
            </draw:line>
          </draw:g>
          <draw:frame draw:style-name="gr22" draw:text-style-name="P14" draw:layer="layout" svg:width="1.4cm" svg:height="0.8cm" svg:x="12.7cm" svg:y="9.5cm">
            <draw:text-box>
              <text:p><text:span text:style-name="T5">Gas</text:span></text:p>
            </draw:text-box>
          </draw:frame>
        </draw:g>
      </draw:page>
      <draw:page draw:name="Referenzsystem" draw:style-name="dp1" draw:master-page-name="Standard">
        <draw:g>
          <draw:g>
            <draw:line draw:style-name="gr10" draw:text-style-name="P9" draw:layer="layout" svg:x1="3.215cm" svg:y1="4.839cm" svg:x2="19.9cm" svg:y2="4.839cm">
              <text:p/>
            </draw:line>
            <draw:frame draw:style-name="gr11" draw:text-style-name="P10" draw:layer="layout" svg:width="2.646cm" svg:height="0.839cm" svg:x="3.1cm" svg:y="4cm">
              <draw:text-box>
                <text:p><text:span text:style-name="T4">Wärme</text:span></text:p>
              </draw:text-box>
            </draw:frame>
          </draw:g>
          <draw:g>
            <draw:line draw:style-name="gr12" draw:text-style-name="P9" draw:layer="layout" svg:x1="3.3cm" svg:y1="10.639cm" svg:x2="19.9cm" svg:y2="10.639cm">
              <text:p/>
            </draw:line>
            <draw:frame draw:style-name="gr11" draw:text-style-name="P10" draw:layer="layout" svg:width="3.663cm" svg:height="0.839cm" svg:x="3.3cm" svg:y="10.639cm">
              <draw:text-box>
                <text:p><text:span text:style-name="T4">Elektrizität</text:span></text:p>
              </draw:text-box>
            </draw:frame>
          </draw:g>
          <draw:g>
            <draw:custom-shape draw:style-name="gr13" draw:text-style-name="P11" draw:layer="layout" svg:width="3.2cm" svg:height="3.2cm" svg:x="16.2cm" svg:y="6.139cm">
              <text:p text:style-name="P1">EHK</text:p>
              <draw:enhanced-geometry svg:viewBox="0 0 21600 21600" draw:type="rectangle" draw:enhanced-path="M 0 0 L 21600 0 21600 21600 0 21600 0 0 Z N"/>
            </draw:custom-shape>
            <draw:line draw:style-name="gr14" draw:text-style-name="P9" draw:layer="layout" svg:x1="17.8cm" svg:y1="10.639cm" svg:x2="17.8cm" svg:y2="9.339cm">
              <text:p/>
            </draw:line>
            <draw:line draw:style-name="gr15" draw:text-style-name="P9" draw:layer="layout" svg:x1="17.8cm" svg:y1="6.139cm" svg:x2="17.8cm" svg:y2="4.839cm">
              <text:p/>
            </draw:line>
          </draw:g>
          <draw:g>
            <draw:g>
              <draw:custom-shape draw:style-name="gr13" draw:text-style-name="P11" draw:layer="layout" svg:width="3.2cm" svg:height="3.2cm" svg:x="6.1cm" svg:y="6.139cm">
                <text:p text:style-name="P1">KWK</text:p>
                <draw:enhanced-geometry svg:viewBox="0 0 21600 21600" draw:type="rectangle" draw:enhanced-path="M 0 0 L 21600 0 21600 21600 0 21600 0 0 Z N"/>
              </draw:custom-shape>
              <draw:line draw:style-name="gr21" draw:text-style-name="P9" draw:layer="layout" svg:x1="4.8cm" svg:y1="7.839cm" svg:x2="6.1cm" svg:y2="7.839cm">
                <text:p/>
              </draw:line>
              <draw:line draw:style-name="gr15" draw:text-style-name="P9" draw:layer="layout" svg:x1="7.7cm" svg:y1="6.139cm" svg:x2="7.7cm" svg:y2="4.839cm">
                <text:p/>
              </draw:line>
              <draw:line draw:style-name="gr14" draw:text-style-name="P9" draw:layer="layout" svg:x1="7.7cm" svg:y1="9.339cm" svg:x2="7.7cm" svg:y2="10.639cm">
                <text:p/>
              </draw:line>
            </draw:g>
            <draw:frame draw:style-name="gr22" draw:text-style-name="P14" draw:layer="layout" svg:width="1.4cm" svg:height="0.8cm" svg:x="4.3cm" svg:y="7.039cm">
              <draw:text-box>
                <text:p><text:span text:style-name="T5">Gas</text:span></text:p>
              </draw:text-box>
            </draw:frame>
          </draw:g>
          <draw:g>
            <draw:g>
              <draw:custom-shape draw:style-name="gr23" draw:text-style-name="P15" draw:layer="layout" svg:width="3.2cm" svg:height="3.2cm" svg:x="11.4cm" svg:y="6.139cm">
                <text:p text:style-name="P1">SLK</text:p>
                <draw:enhanced-geometry svg:viewBox="0 0 21600 21600" draw:type="rectangle" draw:enhanced-path="M 0 0 L 21600 0 21600 21600 0 21600 0 0 Z N"/>
              </draw:custom-shape>
              <draw:line draw:style-name="gr15" draw:text-style-name="P9" draw:layer="layout" svg:x1="13cm" svg:y1="6.139cm" svg:x2="13cm" svg:y2="4.839cm">
                <text:p/>
              </draw:line>
              <draw:line draw:style-name="gr21" draw:text-style-name="P9" draw:layer="layout" svg:x1="10cm" svg:y1="7.739cm" svg:x2="11.3cm" svg:y2="7.739cm">
                <text:p/>
              </draw:line>
            </draw:g>
            <draw:frame draw:style-name="gr22" draw:text-style-name="P14" draw:layer="layout" svg:width="1.4cm" svg:height="0.8cm" svg:x="9.5cm" svg:y="6.939cm">
              <draw:text-box>
                <text:p><text:span text:style-name="T5">Gas</text:span></text:p>
              </draw:text-box>
            </draw:frame>
          </draw:g>
        </draw:g>
      </draw:page>
      <draw:page draw:name="Wärmepumpe" draw:style-name="dp1" draw:master-page-name="Standard">
        <draw:g>
          <draw:g>
            <draw:custom-shape draw:style-name="gr24" draw:text-style-name="P9" draw:layer="layout" svg:width="1.4cm" svg:height="1.4cm" svg:x="22.2cm" svg:y="7.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9" draw:layer="layout" svg:x1="23.425cm" svg:y1="8.133cm" svg:x2="22.258cm" svg:y2="8.308cm">
              <text:p/>
            </draw:line>
            <draw:line draw:style-name="gr25" draw:text-style-name="P9" draw:layer="layout" svg:x1="23.425cm" svg:y1="9.067cm" svg:x2="22.258cm" svg:y2="8.892cm">
              <text:p/>
            </draw:line>
          </draw:g>
          <draw:g>
            <draw:custom-shape draw:style-name="gr24" draw:text-style-name="P9" draw:layer="layout" svg:width="1.4cm" svg:height="1.4cm" svg:x="15cm" svg:y="7.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9" draw:layer="layout" svg:x1="16.225cm" svg:y1="8.133cm" svg:x2="15.058cm" svg:y2="8.308cm">
              <text:p/>
            </draw:line>
            <draw:line draw:style-name="gr25" draw:text-style-name="P9" draw:layer="layout" svg:x1="16.225cm" svg:y1="9.067cm" svg:x2="15.058cm" svg:y2="8.892cm">
              <text:p/>
            </draw:line>
          </draw:g>
          <draw:g>
            <draw:custom-shape draw:style-name="gr26" draw:text-style-name="P9" draw:layer="layout" svg:width="1.4cm" svg:height="1.4cm" svg:x="18.6cm" svg:y="7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7" draw:text-style-name="P9" draw:layer="layout" svg:x1="18.9cm" svg:y1="6.8cm" svg:x2="18.9cm" svg:y2="8.9cm">
              <text:p/>
            </draw:line>
            <draw:line draw:style-name="gr27" draw:text-style-name="P9" draw:layer="layout" svg:x1="19.7cm" svg:y1="6.8cm" svg:x2="19.7cm" svg:y2="8.9cm">
              <text:p/>
            </draw:line>
            <draw:line draw:style-name="gr27" draw:text-style-name="P9" draw:layer="layout" svg:x1="18.9cm" svg:y1="8.9cm" svg:x2="19.3cm" svg:y2="8.5cm">
              <text:p/>
            </draw:line>
            <draw:line draw:style-name="gr27" draw:text-style-name="P9" draw:layer="layout" svg:x1="19.7cm" svg:y1="8.9cm" svg:x2="19.3cm" svg:y2="8.5cm">
              <text:p/>
            </draw:line>
          </draw:g>
          <draw:g>
            <draw:custom-shape draw:style-name="gr24" draw:text-style-name="P9" draw:layer="layout" svg:width="1.4cm" svg:height="1.4cm" svg:x="25.8cm" svg:y="7.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7" draw:text-style-name="P9" draw:layer="layout" svg:x1="26.1cm" svg:y1="10.4cm" svg:x2="26.1cm" svg:y2="8.3cm">
              <text:p/>
            </draw:line>
            <draw:line draw:style-name="gr27" draw:text-style-name="P9" draw:layer="layout" svg:x1="26.9cm" svg:y1="10.4cm" svg:x2="26.9cm" svg:y2="8.3cm">
              <text:p/>
            </draw:line>
            <draw:line draw:style-name="gr27" draw:text-style-name="P9" draw:layer="layout" svg:x1="26.1cm" svg:y1="8.3cm" svg:x2="26.5cm" svg:y2="8.7cm">
              <text:p/>
            </draw:line>
            <draw:line draw:style-name="gr27" draw:text-style-name="P9" draw:layer="layout" svg:x1="26.9cm" svg:y1="8.3cm" svg:x2="26.5cm" svg:y2="8.7cm">
              <text:p/>
            </draw:line>
          </draw:g>
          <draw:g>
            <draw:g>
              <draw:g>
                <draw:custom-shape draw:style-name="gr28" draw:text-style-name="P16" draw:layer="layout" svg:width="1.4cm" svg:height="1.4cm" svg:x="11.6cm" svg:y="11.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9" draw:text-style-name="P9" draw:layer="layout" svg:width="0.4cm" svg:height="0.2cm" svg:x="12.1cm" svg:y="12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7" draw:text-style-name="P9" draw:layer="layout" svg:x1="10.5cm" svg:y1="12.5cm" svg:x2="12.6cm" svg:y2="12.5cm">
                <text:p/>
              </draw:line>
              <draw:line draw:style-name="gr27" draw:text-style-name="P9" draw:layer="layout" svg:x1="10.5cm" svg:y1="11.7cm" svg:x2="12.6cm" svg:y2="11.7cm">
                <text:p/>
              </draw:line>
              <draw:line draw:style-name="gr27" draw:text-style-name="P9" draw:layer="layout" svg:x1="12.6cm" svg:y1="12.5cm" svg:x2="12.2cm" svg:y2="12.1cm">
                <text:p/>
              </draw:line>
              <draw:line draw:style-name="gr27" draw:text-style-name="P9" draw:layer="layout" svg:x1="12.6cm" svg:y1="11.7cm" svg:x2="12.2cm" svg:y2="12.1cm">
                <text:p/>
              </draw:line>
            </draw:g>
          </draw:g>
          <draw:g>
            <draw:line draw:style-name="gr30" draw:text-style-name="P9" draw:layer="layout" svg:x1="12.1cm" svg:y1="15.4cm" svg:x2="12.5cm" svg:y2="15.4cm">
              <text:p/>
            </draw:line>
            <draw:line draw:style-name="gr30" draw:text-style-name="P9" draw:layer="layout" svg:x1="12.1cm" svg:y1="16.1cm" svg:x2="12.5cm" svg:y2="16.1cm">
              <text:p/>
            </draw:line>
            <draw:line draw:style-name="gr30" draw:text-style-name="P9" draw:layer="layout" svg:x1="12.1cm" svg:y1="15.4cm" svg:x2="12.5cm" svg:y2="16.1cm">
              <text:p/>
            </draw:line>
            <draw:line draw:style-name="gr30" draw:text-style-name="P9" draw:layer="layout" svg:x1="12.1cm" svg:y1="16.1cm" svg:x2="12.5cm" svg:y2="15.4cm">
              <text:p/>
            </draw:line>
          </draw:g>
          <draw:g>
            <draw:custom-shape draw:style-name="gr24" draw:text-style-name="P9" draw:layer="layout" svg:width="1.4cm" svg:height="1.4cm" svg:x="20.4cm" svg:y="16.2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7" draw:text-style-name="P9" draw:layer="layout" svg:x1="20.7cm" svg:y1="18.7cm" svg:x2="20.7cm" svg:y2="16.6cm">
              <text:p/>
            </draw:line>
            <draw:line draw:style-name="gr27" draw:text-style-name="P9" draw:layer="layout" svg:x1="21.5cm" svg:y1="18.7cm" svg:x2="21.5cm" svg:y2="16.6cm">
              <text:p/>
            </draw:line>
            <draw:line draw:style-name="gr27" draw:text-style-name="P9" draw:layer="layout" svg:x1="20.7cm" svg:y1="16.6cm" svg:x2="21.1cm" svg:y2="17cm">
              <text:p/>
            </draw:line>
            <draw:line draw:style-name="gr27" draw:text-style-name="P9" draw:layer="layout" svg:x1="21.5cm" svg:y1="16.6cm" svg:x2="21.1cm" svg:y2="17cm">
              <text:p/>
            </draw:line>
            <draw:line draw:style-name="gr30" draw:text-style-name="P9" draw:layer="layout" svg:x1="20.7cm" svg:y1="18.6cm" svg:x2="20.7cm" svg:y2="20.4cm">
              <text:p/>
            </draw:line>
          </draw:g>
          <draw:line draw:style-name="gr30" draw:text-style-name="P9" draw:layer="layout" svg:x1="15cm" svg:y1="8.6cm" svg:x2="12.3cm" svg:y2="8.6cm">
            <text:p/>
          </draw:line>
          <draw:line draw:style-name="gr30" draw:text-style-name="P9" draw:layer="layout" svg:x1="12.3cm" svg:y1="8.6cm" svg:x2="12.3cm" svg:y2="11.4cm">
            <text:p/>
          </draw:line>
          <draw:line draw:style-name="gr30" draw:text-style-name="P9" draw:layer="layout" svg:x1="12.3cm" svg:y1="13cm" svg:x2="12.3cm" svg:y2="13.5cm">
            <text:p/>
          </draw:line>
          <draw:line draw:style-name="gr30" draw:text-style-name="P9" draw:layer="layout" svg:x1="12.3cm" svg:y1="13.5cm" svg:x2="26.1cm" svg:y2="13.5cm">
            <text:p/>
          </draw:line>
          <draw:line draw:style-name="gr30" draw:text-style-name="P9" draw:layer="layout" svg:x1="26.1cm" svg:y1="10.4cm" svg:x2="26.1cm" svg:y2="13.5cm">
            <text:p/>
          </draw:line>
          <draw:line draw:style-name="gr30" draw:text-style-name="P9" draw:layer="layout" svg:x1="26.9cm" svg:y1="10.4cm" svg:x2="26.9cm" svg:y2="14.2cm">
            <text:p/>
          </draw:line>
          <draw:line draw:style-name="gr30" draw:text-style-name="P9" draw:layer="layout" svg:x1="26.9cm" svg:y1="14.2cm" svg:x2="12.3cm" svg:y2="14.2cm">
            <text:p/>
          </draw:line>
          <draw:line draw:style-name="gr30" draw:text-style-name="P9" draw:layer="layout" svg:x1="12.3cm" svg:y1="14.2cm" svg:x2="12.3cm" svg:y2="15.4cm">
            <text:p/>
          </draw:line>
          <draw:line draw:style-name="gr30" draw:text-style-name="P9" draw:layer="layout" svg:x1="20.4cm" svg:y1="16.9cm" svg:x2="12.3cm" svg:y2="16.9cm">
            <text:p/>
          </draw:line>
          <draw:line draw:style-name="gr30" draw:text-style-name="P9" draw:layer="layout" svg:x1="12.3cm" svg:y1="16.1cm" svg:x2="12.3cm" svg:y2="16.9cm">
            <text:p/>
          </draw:line>
          <draw:line draw:style-name="gr30" draw:text-style-name="P9" draw:layer="layout" svg:x1="21.8cm" svg:y1="16.9cm" svg:x2="28.7cm" svg:y2="16.9cm">
            <text:p/>
          </draw:line>
          <draw:line draw:style-name="gr30" draw:text-style-name="P9" draw:layer="layout" svg:x1="28.7cm" svg:y1="16.9cm" svg:x2="28.7cm" svg:y2="8.6cm">
            <text:p/>
          </draw:line>
          <draw:line draw:style-name="gr30" draw:text-style-name="P9" draw:layer="layout" svg:x1="27.2cm" svg:y1="8.6cm" svg:x2="28.7cm" svg:y2="8.6cm">
            <text:p/>
          </draw:line>
          <draw:line draw:style-name="gr30" draw:text-style-name="P9" draw:layer="layout" svg:x1="25.8cm" svg:y1="8.6cm" svg:x2="23.6cm" svg:y2="8.6cm">
            <text:p/>
          </draw:line>
          <draw:line draw:style-name="gr30" draw:text-style-name="P9" draw:layer="layout" svg:x1="22.2cm" svg:y1="8.6cm" svg:x2="20cm" svg:y2="8.6cm">
            <text:p/>
          </draw:line>
          <draw:line draw:style-name="gr30" draw:text-style-name="P9" draw:layer="layout" svg:x1="18.6cm" svg:y1="8.6cm" svg:x2="16.4cm" svg:y2="8.6cm">
            <text:p/>
          </draw:line>
          <draw:g>
            <draw:custom-shape draw:style-name="gr31" draw:text-style-name="P9" draw:layer="layout" svg:width="0.799cm" svg:height="0.799cm" draw:transform="rotate (1.5709708597201) translate (21.064cm 19.499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9" draw:layer="layout" svg:x1="21.77cm" svg:y1="19.399cm" svg:x2="21.67cm" svg:y2="18.733cm">
              <text:p/>
            </draw:line>
            <draw:line draw:style-name="gr25" draw:text-style-name="P9" draw:layer="layout" svg:x1="21.236cm" svg:y1="19.399cm" svg:x2="21.336cm" svg:y2="18.733cm">
              <text:p/>
            </draw:line>
          </draw:g>
          <draw:line draw:style-name="gr30" draw:text-style-name="P9" draw:layer="layout" svg:x1="21.5cm" svg:y1="19.5cm" svg:x2="21.5cm" svg:y2="20.4cm">
            <text:p/>
          </draw:line>
          <draw:g>
            <draw:custom-shape draw:style-name="gr31" draw:text-style-name="P17" draw:layer="layout" svg:width="0.799cm" svg:height="0.799cm" draw:transform="rotate (1.5709708597201) translate (18.501cm 6.765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17" draw:layer="layout" svg:x1="18.633cm" svg:y1="6.101cm" svg:x2="18.733cm" svg:y2="6.767cm">
              <text:p/>
            </draw:line>
            <draw:line draw:style-name="gr25" draw:text-style-name="P17" draw:layer="layout" svg:x1="19.166cm" svg:y1="6.101cm" svg:x2="19.066cm" svg:y2="6.767cm">
              <text:p/>
            </draw:line>
          </draw:g>
          <draw:line draw:style-name="gr30" draw:text-style-name="P9" draw:layer="layout" svg:x1="18.9cm" svg:y1="6cm" svg:x2="18.9cm" svg:y2="5.7cm">
            <text:p/>
          </draw:line>
          <draw:line draw:style-name="gr30" draw:text-style-name="P9" draw:layer="layout" svg:x1="19.7cm" svg:y1="6.8cm" svg:x2="19.7cm" svg:y2="5.7cm">
            <text:p/>
          </draw:line>
          <draw:g>
            <draw:custom-shape draw:style-name="gr31" draw:text-style-name="P17" draw:layer="layout" svg:width="0.799cm" svg:height="0.799cm" draw:transform="rotate (-3.14159265358979) translate (10.464cm 12.864cm)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17" draw:layer="layout" svg:x1="9.8cm" svg:y1="12.232cm" svg:x2="10.466cm" svg:y2="12.332cm">
              <text:p/>
            </draw:line>
            <draw:line draw:style-name="gr25" draw:text-style-name="P17" draw:layer="layout" svg:x1="9.8cm" svg:y1="12.765cm" svg:x2="10.466cm" svg:y2="12.665cm">
              <text:p/>
            </draw:line>
          </draw:g>
          <draw:line draw:style-name="gr30" draw:text-style-name="P9" draw:layer="layout" svg:x1="9.7cm" svg:y1="12.5cm" svg:x2="8.9cm" svg:y2="12.5cm">
            <text:p/>
          </draw:line>
          <draw:line draw:style-name="gr30" draw:text-style-name="P9" draw:layer="layout" svg:x1="10.5cm" svg:y1="11.7cm" svg:x2="8.9cm" svg:y2="11.7cm">
            <text:p/>
          </draw:line>
          <draw:frame draw:style-name="gr11" draw:text-style-name="P10" draw:layer="layout" svg:width="3.3cm" svg:height="0.839cm" svg:x="6.6cm" svg:y="12.461cm">
            <draw:text-box>
              <text:p><text:span text:style-name="T4">Fernwärme</text:span></text:p>
            </draw:text-box>
          </draw:frame>
          <draw:frame draw:style-name="gr32" draw:text-style-name="P10" draw:layer="layout" svg:width="4.3cm" svg:height="0.9cm" svg:x="14cm" svg:y="5.5cm">
            <draw:text-box>
              <text:p><text:span text:style-name="T4">Umgebungsluft</text:span></text:p>
            </draw:text-box>
          </draw:frame>
          <draw:frame draw:style-name="gr32" draw:text-style-name="P10" draw:layer="layout" svg:width="4.3cm" svg:height="0.9cm" svg:x="21.6cm" svg:y="19.6cm">
            <draw:text-box>
              <text:p><text:span text:style-name="T4">Umgebungsluft</text:span></text:p>
            </draw:text-box>
          </draw:frame>
        </draw:g>
      </draw:page>
      <draw:page draw:name="GuD - Anlage" draw:style-name="dp1" draw:master-page-name="Standard">
        <draw:g>
          <draw:g>
            <draw:g>
              <draw:g>
                <draw:custom-shape draw:style-name="gr33" draw:text-style-name="P16" draw:layer="layout" svg:width="1.481cm" svg:height="1.481cm" svg:x="29.846cm" svg:y="13.863cm">
                  <text:p/>
                  <draw:enhanced-geometry svg:viewBox="0 0 21600 21600" draw:mirror-horizontal="true" draw:type="rectangle" draw:enhanced-path="M 0 0 L 21600 0 21600 21600 0 21600 0 0 Z N"/>
                </draw:custom-shape>
                <draw:custom-shape draw:style-name="gr29" draw:text-style-name="P9" draw:layer="layout" svg:width="0.423cm" svg:height="0.212cm" svg:x="30.375cm" svg:y="15.344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  <draw:g>
              <draw:line draw:style-name="gr27" draw:text-style-name="P9" draw:layer="layout" svg:x1="32.525cm" svg:y1="15.027cm" svg:x2="30.304cm" svg:y2="15.027cm">
                <text:p/>
              </draw:line>
              <draw:line draw:style-name="gr27" draw:text-style-name="P9" draw:layer="layout" svg:x1="32.525cm" svg:y1="14.181cm" svg:x2="30.304cm" svg:y2="14.181cm">
                <text:p/>
              </draw:line>
              <draw:line draw:style-name="gr27" draw:text-style-name="P9" draw:layer="layout" svg:x1="30.304cm" svg:y1="15.027cm" svg:x2="30.727cm" svg:y2="14.604cm">
                <text:p/>
              </draw:line>
              <draw:line draw:style-name="gr27" draw:text-style-name="P9" draw:layer="layout" svg:x1="30.304cm" svg:y1="14.181cm" svg:x2="30.727cm" svg:y2="14.604cm">
                <text:p/>
              </draw:line>
            </draw:g>
          </draw:g>
          <draw:g>
            <draw:custom-shape draw:style-name="gr34" draw:text-style-name="P17" draw:layer="layout" svg:width="1.481cm" svg:height="1.481cm" draw:transform="rotate (1.5707963267949) translate (6.4cm 12.8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5" draw:text-style-name="P17" draw:layer="layout" svg:x1="6.646cm" svg:y1="12.622cm" svg:x2="6.831cm" svg:y2="11.388cm">
              <text:p/>
            </draw:line>
            <draw:line draw:style-name="gr35" draw:text-style-name="P17" draw:layer="layout" svg:x1="7.634cm" svg:y1="12.622cm" svg:x2="7.449cm" svg:y2="11.388cm">
              <text:p/>
            </draw:line>
          </draw:g>
          <draw:custom-shape draw:style-name="gr36" draw:text-style-name="P9" draw:layer="layout" svg:width="1.481cm" svg:height="1.481cm" svg:x="31.996cm" svg:y="9.95cm">
            <text:p text:style-name="P1">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6" draw:layer="layout" svg:width="1.481cm" svg:height="1.481cm" svg:x="9.644cm" svg:y="7.9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" draw:text-style-name="P17" draw:layer="layout" svg:width="1.481cm" svg:height="1.481cm" draw:transform="rotate (1.5707963267949) translate (9.679cm 9.4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9" draw:layer="layout" svg:x1="9.89cm" svg:y1="8.152cm" svg:x2="10.948cm" svg:y2="9.21cm">
            <text:p/>
          </draw:line>
          <draw:line draw:style-name="gr30" draw:text-style-name="P9" draw:layer="layout" svg:x1="10.948cm" svg:y1="8.152cm" svg:x2="9.89cm" svg:y2="9.21cm">
            <text:p/>
          </draw:line>
          <draw:line draw:style-name="gr30" draw:text-style-name="P9" draw:layer="layout" svg:x1="10.313cm" svg:y1="7.94cm" svg:x2="10.313cm" svg:y2="7.2cm">
            <text:p/>
          </draw:line>
          <draw:line draw:style-name="gr37" draw:text-style-name="P9" draw:layer="layout" svg:x1="10.525cm" svg:y1="7.94cm" svg:x2="10.525cm" svg:y2="7.2cm">
            <text:p/>
          </draw:line>
          <draw:custom-shape draw:style-name="gr38" draw:text-style-name="P9" draw:layer="layout" svg:width="2.539cm" svg:height="1.692cm" draw:transform="rotate (-1.5706217938697) translate (14.544cm 10.79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7" draw:text-style-name="P9" draw:layer="layout" svg:x1="7.035cm" svg:y1="15.45cm" svg:x2="7.035cm" svg:y2="12.806cm">
            <text:p/>
          </draw:line>
          <draw:line draw:style-name="gr39" draw:text-style-name="P9" draw:layer="layout" svg:x1="7.246cm" svg:y1="15.45cm" svg:x2="7.246cm" svg:y2="12.806cm">
            <text:p/>
          </draw:line>
          <draw:line draw:style-name="gr37" draw:text-style-name="P9" draw:layer="layout" svg:x1="7.035cm" svg:y1="11.325cm" svg:x2="7.035cm" svg:y2="8.575cm">
            <text:p/>
          </draw:line>
          <draw:line draw:style-name="gr39" draw:text-style-name="P9" draw:layer="layout" svg:x1="7.246cm" svg:y1="11.325cm" svg:x2="7.246cm" svg:y2="8.787cm">
            <text:p/>
          </draw:line>
          <draw:line draw:style-name="gr37" draw:text-style-name="P9" draw:layer="layout" svg:x1="7.035cm" svg:y1="8.575cm" svg:x2="9.679cm" svg:y2="8.575cm">
            <text:p/>
          </draw:line>
          <draw:line draw:style-name="gr39" draw:text-style-name="P9" draw:layer="layout" svg:x1="7.246cm" svg:y1="8.787cm" svg:x2="9.679cm" svg:y2="8.787cm">
            <text:p/>
          </draw:line>
          <draw:line draw:style-name="gr30" draw:text-style-name="P9" draw:layer="layout" svg:x1="11.16cm" svg:y1="8.787cm" svg:x2="12.852cm" svg:y2="8.787cm">
            <text:p/>
          </draw:line>
          <draw:line draw:style-name="gr37" draw:text-style-name="P9" draw:layer="layout" svg:x1="11.16cm" svg:y1="8.681cm" svg:x2="12.958cm" svg:y2="8.681cm">
            <text:p/>
          </draw:line>
          <draw:line draw:style-name="gr30" draw:text-style-name="P9" draw:layer="layout" svg:x1="11.16cm" svg:y1="8.575cm" svg:x2="13.064cm" svg:y2="8.575cm">
            <text:p/>
          </draw:line>
          <draw:line draw:style-name="gr30" draw:text-style-name="P9" draw:layer="layout" svg:x1="13.063cm" svg:y1="11.325cm" svg:x2="13.063cm" svg:y2="8.575cm">
            <text:p/>
          </draw:line>
          <draw:line draw:style-name="gr37" draw:text-style-name="P9" draw:layer="layout" svg:x1="12.958cm" svg:y1="11.325cm" svg:x2="12.958cm" svg:y2="8.681cm">
            <text:p/>
          </draw:line>
          <draw:line draw:style-name="gr30" draw:text-style-name="P9" draw:layer="layout" svg:x1="12.852cm" svg:y1="11.431cm" svg:x2="12.852cm" svg:y2="8.787cm">
            <text:p/>
          </draw:line>
          <draw:line draw:style-name="gr35" draw:text-style-name="P9" draw:layer="layout" svg:x1="12.958cm" svg:y1="11.325cm" svg:x2="12.958cm" svg:y2="11.219cm">
            <text:p/>
          </draw:line>
          <draw:line draw:style-name="gr30" draw:text-style-name="P9" draw:layer="layout" svg:x1="7.881cm" svg:y1="12.065cm" svg:x2="12.852cm" svg:y2="12.065cm">
            <text:p/>
          </draw:line>
          <draw:line draw:style-name="gr30" draw:text-style-name="P9" draw:layer="layout" svg:x1="30.621cm" svg:y1="10.69cm" svg:x2="31.996cm" svg:y2="10.69cm">
            <text:p/>
          </draw:line>
          <draw:line draw:style-name="gr30" draw:text-style-name="P9" draw:layer="layout" svg:x1="14.544cm" svg:y1="10.902cm" svg:x2="14.544cm" svg:y2="8.787cm">
            <text:p/>
          </draw:line>
          <draw:line draw:style-name="gr37" draw:text-style-name="P9" draw:layer="layout" svg:x1="14.438cm" svg:y1="10.796cm" svg:x2="14.438cm" svg:y2="8.681cm">
            <text:p/>
          </draw:line>
          <draw:line draw:style-name="gr30" draw:text-style-name="P9" draw:layer="layout" svg:x1="14.333cm" svg:y1="10.902cm" svg:x2="14.333cm" svg:y2="8.575cm">
            <text:p/>
          </draw:line>
          <draw:polygon draw:style-name="gr35" draw:text-style-name="P9" draw:layer="layout" svg:width="0cm" svg:height="0cm" svg:x="14.438cm" svg:y="10.796cm" svg:viewBox="0 0 0 0" draw:points="0,0">
            <text:p/>
          </draw:polygon>
          <draw:line draw:style-name="gr30" draw:text-style-name="P9" draw:layer="layout" svg:x1="18.986cm" svg:y1="8.787cm" svg:x2="14.544cm" svg:y2="8.787cm">
            <text:p/>
          </draw:line>
          <draw:line draw:style-name="gr37" draw:text-style-name="P9" draw:layer="layout" svg:x1="19.092cm" svg:y1="8.681cm" svg:x2="14.438cm" svg:y2="8.681cm">
            <text:p/>
          </draw:line>
          <draw:line draw:style-name="gr30" draw:text-style-name="P9" draw:layer="layout" svg:x1="19.198cm" svg:y1="8.575cm" svg:x2="14.333cm" svg:y2="8.575cm">
            <text:p/>
          </draw:line>
          <draw:custom-shape draw:style-name="gr40" draw:text-style-name="P9" draw:layer="layout" svg:width="2.01cm" svg:height="4.548cm" svg:x="18.563cm" svg:y="9.527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9" draw:layer="layout" svg:x1="18.987cm" svg:y1="9.527cm" svg:x2="18.987cm" svg:y2="8.787cm">
            <text:p/>
          </draw:line>
          <draw:line draw:style-name="gr37" draw:text-style-name="P9" draw:layer="layout" svg:x1="19.092cm" svg:y1="9.527cm" svg:x2="19.092cm" svg:y2="8.681cm">
            <text:p/>
          </draw:line>
          <draw:line draw:style-name="gr30" draw:text-style-name="P9" draw:layer="layout" svg:x1="19.198cm" svg:y1="9.527cm" svg:x2="19.198cm" svg:y2="8.575cm">
            <text:p/>
          </draw:line>
          <draw:line draw:style-name="gr30" draw:text-style-name="P9" draw:layer="layout" svg:x1="18.987cm" svg:y1="17.601cm" svg:x2="18.987cm" svg:y2="14.075cm">
            <text:p/>
          </draw:line>
          <draw:line draw:style-name="gr37" draw:text-style-name="P9" draw:layer="layout" svg:x1="19.092cm" svg:y1="17.601cm" svg:x2="19.092cm" svg:y2="14.075cm">
            <text:p/>
          </draw:line>
          <draw:line draw:style-name="gr30" draw:text-style-name="P9" draw:layer="layout" svg:x1="19.198cm" svg:y1="17.601cm" svg:x2="19.198cm" svg:y2="14.075cm">
            <text:p/>
          </draw:line>
          <draw:line draw:style-name="gr30" draw:text-style-name="P9" draw:layer="layout" svg:x1="20.15cm" svg:y1="17.565cm" svg:x2="20.15cm" svg:y2="14.075cm">
            <text:p/>
          </draw:line>
          <draw:line draw:style-name="gr30" draw:text-style-name="P9" draw:layer="layout" svg:x1="20.15cm" svg:y1="9.527cm" svg:x2="20.15cm" svg:y2="8.575cm">
            <text:p/>
          </draw:line>
          <draw:line draw:style-name="gr30" draw:text-style-name="P9" draw:layer="layout" svg:x1="23.958cm" svg:y1="8.575cm" svg:x2="20.15cm" svg:y2="8.575cm">
            <text:p/>
          </draw:line>
          <draw:custom-shape draw:style-name="gr41" draw:text-style-name="P9" draw:layer="layout" svg:width="2.327cm" svg:height="1.48cm" draw:transform="rotate (-1.5706217938697) translate (25.438cm 9.52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0" draw:text-style-name="P9" draw:layer="layout" svg:x1="23.958cm" svg:y1="10.162cm" svg:x2="23.958cm" svg:y2="8.575cm">
            <text:p/>
          </draw:line>
          <draw:line draw:style-name="gr30" draw:text-style-name="P9" draw:layer="layout" svg:x1="25.438cm" svg:y1="9.527cm" svg:x2="25.438cm" svg:y2="8.575cm">
            <text:p/>
          </draw:line>
          <draw:line draw:style-name="gr30" draw:text-style-name="P9" draw:layer="layout" svg:x1="25.438cm" svg:y1="12.277cm" svg:x2="25.438cm" svg:y2="11.854cm">
            <text:p/>
          </draw:line>
          <draw:line draw:style-name="gr30" draw:text-style-name="P9" draw:layer="layout" svg:x1="25.438cm" svg:y1="13.44cm" svg:x2="25.438cm" svg:y2="13.017cm">
            <text:p/>
          </draw:line>
          <draw:g>
            <draw:custom-shape draw:style-name="gr34" draw:text-style-name="P17" draw:layer="layout" svg:width="1.481cm" svg:height="1.481cm" draw:transform="rotate (1.5707963267949) translate (24.698cm 14.9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17" draw:layer="layout" svg:width="0.846cm" svg:height="0.847cm" draw:transform="rotate (1.5707963267949) translate (25.015cm 14.6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9" draw:layer="layout" svg:x1="25.737cm" svg:y1="14.48cm" svg:x2="25.139cm" svg:y2="13.882cm">
              <text:p/>
            </draw:line>
          </draw:g>
          <draw:line draw:style-name="gr30" draw:text-style-name="P9" draw:layer="layout" svg:x1="25.438cm" svg:y1="15.45cm" svg:x2="25.438cm" svg:y2="14.921cm">
            <text:p/>
          </draw:line>
          <draw:line draw:style-name="gr30" draw:text-style-name="P9" draw:layer="layout" svg:x1="27.448cm" svg:y1="15.45cm" svg:x2="25.438cm" svg:y2="15.45cm">
            <text:p/>
          </draw:line>
          <draw:g>
            <draw:line draw:style-name="gr30" draw:text-style-name="P9" draw:layer="layout" svg:x1="27.448cm" svg:y1="15.661cm" svg:x2="27.448cm" svg:y2="15.238cm">
              <text:p/>
            </draw:line>
            <draw:line draw:style-name="gr30" draw:text-style-name="P9" draw:layer="layout" svg:x1="28.188cm" svg:y1="15.661cm" svg:x2="28.188cm" svg:y2="15.238cm">
              <text:p/>
            </draw:line>
            <draw:line draw:style-name="gr30" draw:text-style-name="P9" draw:layer="layout" svg:x1="27.448cm" svg:y1="15.661cm" svg:x2="28.188cm" svg:y2="15.238cm">
              <text:p/>
            </draw:line>
            <draw:line draw:style-name="gr30" draw:text-style-name="P9" draw:layer="layout" svg:x1="28.188cm" svg:y1="15.661cm" svg:x2="27.448cm" svg:y2="15.238cm">
              <text:p/>
            </draw:line>
          </draw:g>
          <draw:g>
            <draw:g>
              <draw:line draw:style-name="gr30" draw:text-style-name="P9" draw:layer="layout" svg:x1="25.65cm" svg:y1="12.277cm" svg:x2="25.227cm" svg:y2="12.277cm">
                <text:p/>
              </draw:line>
              <draw:line draw:style-name="gr30" draw:text-style-name="P9" draw:layer="layout" svg:x1="25.65cm" svg:y1="13.017cm" svg:x2="25.227cm" svg:y2="13.017cm">
                <text:p/>
              </draw:line>
              <draw:line draw:style-name="gr30" draw:text-style-name="P9" draw:layer="layout" svg:x1="25.65cm" svg:y1="12.277cm" svg:x2="25.227cm" svg:y2="13.017cm">
                <text:p/>
              </draw:line>
              <draw:line draw:style-name="gr30" draw:text-style-name="P9" draw:layer="layout" svg:x1="25.65cm" svg:y1="13.017cm" svg:x2="25.227cm" svg:y2="12.277cm">
                <text:p/>
              </draw:line>
            </draw:g>
            <draw:line draw:style-name="gr30" draw:text-style-name="P9" draw:layer="layout" svg:x1="25.227cm" svg:y1="12.647cm" svg:x2="25.439cm" svg:y2="12.647cm">
              <text:p/>
            </draw:line>
            <draw:line draw:style-name="gr30" draw:text-style-name="P9" draw:layer="layout" svg:x1="25.227cm" svg:y1="12.555cm" svg:x2="25.227cm" svg:y2="12.74cm">
              <text:p/>
            </draw:line>
          </draw:g>
          <draw:custom-shape draw:style-name="gr43" draw:text-style-name="P9" draw:layer="layout" svg:width="3.596cm" svg:height="1.481cm" draw:transform="rotate (-1.5706217938697) translate (30.621cm 8.89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0" draw:text-style-name="P9" draw:layer="layout" svg:x1="29.14cm" svg:y1="8.575cm" svg:x2="25.438cm" svg:y2="8.575cm">
            <text:p/>
          </draw:line>
          <draw:line draw:style-name="gr30" draw:text-style-name="P9" draw:layer="layout" svg:x1="29.14cm" svg:y1="9.844cm" svg:x2="29.14cm" svg:y2="8.575cm">
            <text:p/>
          </draw:line>
          <draw:line draw:style-name="gr30" draw:text-style-name="P9" draw:layer="layout" svg:x1="29.14cm" svg:y1="10.69cm" svg:x2="25.438cm" svg:y2="10.69cm">
            <text:p/>
          </draw:line>
          <draw:line draw:style-name="gr30" draw:text-style-name="P9" draw:layer="layout" svg:x1="30.621cm" svg:y1="13.863cm" svg:x2="30.621cm" svg:y2="12.488cm">
            <text:p/>
          </draw:line>
          <draw:line draw:style-name="gr30" draw:text-style-name="P9" draw:layer="layout" svg:x1="30.409cm" svg:y1="15.45cm" svg:x2="28.188cm" svg:y2="15.45cm">
            <text:p/>
          </draw:line>
          <draw:line draw:style-name="gr30" draw:text-style-name="P9" draw:layer="layout" svg:x1="30.621cm" svg:y1="17.566cm" svg:x2="30.621cm" svg:y2="15.556cm">
            <text:p/>
          </draw:line>
          <draw:line draw:style-name="gr30" draw:text-style-name="P9" draw:layer="layout" svg:x1="30.621cm" svg:y1="17.565cm" svg:x2="26.073cm" svg:y2="17.565cm">
            <text:p/>
          </draw:line>
          <draw:custom-shape draw:style-name="gr44" draw:text-style-name="P17" draw:layer="layout" svg:width="1.269cm" svg:height="1.269cm" draw:transform="rotate (-3.14159265358979) translate (26.073cm 1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7" draw:layer="layout" svg:x1="25.528cm" svg:y1="18.198cm" svg:x2="24.803cm" svg:y2="17.563cm">
            <text:p/>
          </draw:line>
          <draw:line draw:style-name="gr30" draw:text-style-name="P17" draw:layer="layout" svg:x1="25.528cm" svg:y1="16.929cm" svg:x2="24.803cm" svg:y2="17.564cm">
            <text:p/>
          </draw:line>
          <draw:line draw:style-name="gr30" draw:text-style-name="P9" draw:layer="layout" svg:x1="24.804cm" svg:y1="17.565cm" svg:x2="20.15cm" svg:y2="17.565cm">
            <text:p/>
          </draw:line>
          <draw:line draw:style-name="gr30" draw:text-style-name="P9" draw:layer="layout" svg:x1="27.554cm" svg:y1="14.181cm" svg:x2="26.179cm" svg:y2="14.181cm">
            <text:p/>
          </draw:line>
          <draw:line draw:style-name="gr30" draw:text-style-name="P9" draw:layer="layout" svg:x1="24.698cm" svg:y1="14.181cm" svg:x2="23.323cm" svg:y2="14.181cm">
            <text:p/>
          </draw:line>
          <draw:custom-shape draw:style-name="gr36" draw:text-style-name="P9" draw:layer="layout" svg:width="1.481cm" svg:height="1.481cm" svg:x="15.952cm" svg:y="11.319cm">
            <text:p text:style-name="P1">G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9" draw:layer="layout" svg:x1="14.577cm" svg:y1="12.059cm" svg:x2="15.952cm" svg:y2="12.059cm">
            <text:p/>
          </draw:line>
        </draw:g>
      </draw:page>
      <draw:page draw:name="Solph Referenzsystem" draw:style-name="dp1" draw:master-page-name="Standard">
        <draw:g>
          <draw:custom-shape draw:style-name="gr3" draw:text-style-name="P4" draw:layer="layout" svg:width="4.8cm" svg:height="1.22cm" svg:x="18.2cm" svg:y="15.3cm">
            <text:p text:style-name="P1"><text:span text:style-name="T1">Gas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7" draw:text-style-name="P7" draw:layer="layout" svg:width="4.8cm" svg:height="1.22cm" svg:x="18.2cm" svg:y="18cm">
            <text:p text:style-name="P1"><text:span text:style-name="T3">g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8cm" svg:height="1.22cm" svg:x="26cm" svg:y="20.7cm">
            <text:p text:style-name="P1"><text:span text:style-name="T1">SL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8cm" svg:height="1.22cm" svg:x="18.2cm" svg:y="20.7cm">
            <text:p text:style-name="P1"><text:span text:style-name="T1">Gu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8cm" svg:height="1.22cm" svg:x="9.9cm" svg:y="20.7cm">
            <text:p text:style-name="P1"><text:span text:style-name="T3">e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4.8cm" svg:height="1.22cm" svg:x="9.9cm" svg:y="15.3cm">
            <text:p text:style-name="P1"><text:span text:style-name="T1">Strom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line draw:style-name="gr21" draw:text-style-name="P9" draw:layer="layout" svg:x1="9.9cm" svg:y1="21.3cm" svg:x2="6.9cm" svg:y2="21.3cm">
            <text:p/>
          </draw:line>
          <draw:line draw:style-name="gr21" draw:text-style-name="P9" draw:layer="layout" svg:x1="12.3cm" svg:y1="16.5cm" svg:x2="12.3cm" svg:y2="20.7cm">
            <text:p/>
          </draw:line>
          <draw:line draw:style-name="gr21" draw:text-style-name="P9" draw:layer="layout" svg:x1="12.3cm" svg:y1="21.9cm" svg:x2="12.3cm" svg:y2="23.4cm">
            <text:p/>
          </draw:line>
          <draw:line draw:style-name="gr21" draw:text-style-name="P9" draw:layer="layout" svg:x1="20.6cm" svg:y1="19.2cm" svg:x2="20.6cm" svg:y2="20.7cm">
            <text:p/>
          </draw:line>
          <draw:line draw:style-name="gr21" draw:text-style-name="P9" draw:layer="layout" svg:x1="18.2cm" svg:y1="21.3cm" svg:x2="14.7cm" svg:y2="21.3cm">
            <text:p/>
          </draw:line>
          <draw:custom-shape draw:style-name="gr7" draw:text-style-name="P7" draw:layer="layout" svg:width="4.8cm" svg:height="1.22cm" svg:x="18.2cm" svg:y="23.4cm">
            <text:p text:style-name="P1"><text:span text:style-name="T3">h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0.6cm" svg:y1="21.9cm" svg:x2="20.6cm" svg:y2="23.4cm">
            <text:p/>
          </draw:line>
          <draw:line draw:style-name="gr35" draw:text-style-name="P9" draw:layer="layout" svg:x1="23cm" svg:y1="18.6cm" svg:x2="28.4cm" svg:y2="18.6cm">
            <text:p/>
          </draw:line>
          <draw:line draw:style-name="gr21" draw:text-style-name="P9" draw:layer="layout" svg:x1="28.4cm" svg:y1="18.6cm" svg:x2="28.4cm" svg:y2="20.7cm">
            <text:p/>
          </draw:line>
          <draw:line draw:style-name="gr35" draw:text-style-name="P9" draw:layer="layout" svg:x1="28.4cm" svg:y1="21.9cm" svg:x2="28.4cm" svg:y2="24cm">
            <text:p/>
          </draw:line>
          <draw:line draw:style-name="gr21" draw:text-style-name="P9" draw:layer="layout" svg:x1="28.4cm" svg:y1="24cm" svg:x2="23cm" svg:y2="24cm">
            <text:p/>
          </draw:line>
          <draw:line draw:style-name="gr21" draw:text-style-name="P9" draw:layer="layout" svg:x1="20.6cm" svg:y1="24.6cm" svg:x2="20.6cm" svg:y2="26.1cm">
            <text:p/>
          </draw:line>
          <draw:g>
            <draw:custom-shape draw:style-name="gr5" draw:text-style-name="P6" draw:layer="layout" svg:width="4.8cm" svg:height="1.22cm" svg:x="18.2cm" svg:y="26.08cm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</draw:g>
          <draw:frame draw:style-name="gr45" draw:text-style-name="P18" draw:layer="layout" svg:width="4.3cm" svg:height="0.878cm" svg:x="18.6cm" svg:y="26.322cm">
            <draw:text-box>
              <text:p><text:span text:style-name="T6">Wärmebedarf</text:span></text:p>
            </draw:text-box>
          </draw:frame>
          <draw:line draw:style-name="gr21" draw:text-style-name="P9" draw:layer="layout" svg:x1="20.6cm" svg:y1="16.5cm" svg:x2="20.6cm" svg:y2="18cm">
            <text:p/>
          </draw:line>
          <draw:custom-shape draw:style-name="gr1" draw:text-style-name="P2" draw:layer="layout" svg:width="4.8cm" svg:height="1.22cm" svg:x="9.9cm" svg:y="23.38cm">
            <text:p text:style-name="P1"><text:span text:style-name="T1">EHK</text:span></text:p>
            <draw:enhanced-geometry svg:viewBox="0 0 21600 21600" draw:type="rectangle" draw:enhanced-path="M 0 0 L 21600 0 21600 21600 0 21600 0 0 Z N"/>
          </draw:custom-shape>
          <draw:line draw:style-name="gr21" draw:text-style-name="P9" draw:layer="layout" svg:x1="14.7cm" svg:y1="24cm" svg:x2="18.2cm" svg:y2="24cm">
            <text:p/>
          </draw:line>
          <draw:g>
            <draw:custom-shape draw:style-name="gr5" draw:text-style-name="P6" draw:layer="layout" svg:width="4.8cm" svg:height="1.22cm" draw:transform="rotate (1.5707963267949) translate (5.7cm 23.7cm)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  <draw:frame draw:style-name="gr11" draw:text-style-name="P10" draw:layer="layout" svg:width="3cm" svg:height="0.839cm" draw:transform="rotate (1.5707963267949) translate (5.9cm 22.8cm)">
              <draw:text-box>
                <text:p><text:span text:style-name="T4">Spotmarkt</text:span></text:p>
              </draw:text-box>
            </draw:frame>
          </draw:g>
        </draw:g>
        <draw:g>
          <draw:g>
            <draw:custom-shape draw:style-name="gr1" draw:text-style-name="P2" draw:layer="layout" svg:width="4.8cm" svg:height="1.22cm" svg:x="8.7cm" svg:y="3.4cm">
              <text:p text:style-name="P1"><text:span text:style-name="T1">Transformer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8cm" svg:height="1.22cm" svg:x="13.6cm" svg:y="3.4cm">
              <text:p text:style-name="P1"><text:span text:style-name="T1">Source</text:span></text:p>
  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  </draw:custom-shape>
            <draw:g>
              <draw:custom-shape draw:style-name="gr5" draw:text-style-name="P6" draw:layer="layout" svg:width="4.8cm" svg:height="1.22cm" svg:x="17.6cm" svg:y="3.4cm">
                <text:p/>
  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  </draw:custom-shape>
              <draw:frame draw:style-name="gr6" draw:text-style-name="P5" draw:layer="layout" svg:width="1.771cm" svg:height="0.978cm" svg:x="19.199cm" svg:y="3.54cm">
                <draw:text-box>
                  <text:p><text:span text:style-name="T2">Sink</text:span></text:p>
                </draw:text-box>
              </draw:frame>
            </draw:g>
            <draw:custom-shape draw:style-name="gr7" draw:text-style-name="P7" draw:layer="layout" svg:width="4.8cm" svg:height="1.22cm" svg:x="22.2cm" svg:y="3.4cm">
              <text:p text:style-name="P1"><text:span text:style-name="T3">Bu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4" draw:layer="layout" svg:width="4.8cm" svg:height="1.22cm" draw:transform="rotate (1.5707963267949) translate (6.564cm 9.7cm)">
            <text:p text:style-name="P1"><text:span text:style-name="T1">Gas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7" draw:text-style-name="P7" draw:layer="layout" svg:width="4.8cm" svg:height="1.22cm" svg:x="9.19cm" svg:y="6.681cm">
            <text:p text:style-name="P1"><text:span text:style-name="T3">g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8cm" svg:height="1.22cm" svg:x="15.49cm" svg:y="6.681cm">
            <text:p text:style-name="P1"><text:span text:style-name="T1">SLK</text:span></text:p>
            <draw:enhanced-geometry svg:viewBox="0 0 21600 21600" draw:type="rectangle" draw:enhanced-path="M 0 0 L 21600 0 21600 21600 0 21600 0 0 Z N"/>
          </draw:custom-shape>
          <draw:line draw:style-name="gr21" draw:text-style-name="P9" draw:layer="layout" svg:x1="13.99cm" svg:y1="7.301cm" svg:x2="15.49cm" svg:y2="7.301cm">
            <text:p/>
          </draw:line>
          <draw:custom-shape draw:style-name="gr7" draw:text-style-name="P7" draw:layer="layout" svg:width="4.8cm" svg:height="1.22cm" svg:x="21.79cm" svg:y="6.701cm">
            <text:p text:style-name="P1"><text:span text:style-name="T3">hn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0.29cm" svg:y1="7.301cm" svg:x2="21.79cm" svg:y2="7.301cm">
            <text:p/>
          </draw:line>
          <draw:line draw:style-name="gr21" draw:text-style-name="P9" draw:layer="layout" svg:x1="26.59cm" svg:y1="7.301cm" svg:x2="28.09cm" svg:y2="7.301cm">
            <text:p/>
          </draw:line>
          <draw:g>
            <draw:custom-shape draw:style-name="gr5" draw:text-style-name="P6" draw:layer="layout" svg:width="4.8cm" svg:height="1.22cm" draw:transform="rotate (-1.5707963267949) translate (29.3cm 4.891cm)">
              <text:p/>
    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    </draw:custom-shape>
          </draw:g>
          <draw:frame draw:style-name="gr45" draw:text-style-name="P18" draw:layer="layout" svg:width="4.3cm" svg:height="0.878cm" draw:transform="rotate (1.5707963267949) translate (28.221cm 9.295cm)">
            <draw:text-box>
              <text:p><text:span text:style-name="T6">Wärmebedarf</text:span></text:p>
            </draw:text-box>
          </draw:frame>
          <draw:line draw:style-name="gr21" draw:text-style-name="P9" draw:layer="layout" svg:x1="7.765cm" svg:y1="7.298cm" svg:x2="9.265cm" svg:y2="7.298cm">
            <text:p/>
          </draw:line>
        </draw:g>
      </draw:page>
      <draw:page draw:name="page6" draw:style-name="dp1" draw:master-page-name="Standard">
        <draw:custom-shape draw:style-name="gr46" draw:text-style-name="P19" draw:layer="layout" svg:width="8.41cm" svg:height="1.7cm" svg:x="5.4cm" svg:y="4cm">
          <text:p text:style-name="P1">Eingangsdaten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8.4cm" svg:height="1.7cm" svg:x="18cm" svg:y="4cm">
          <text:p text:style-name="P1">Optimierung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8.41cm" svg:height="1.7cm" svg:x="30.7cm" svg:y="4cm">
          <text:p text:style-name="P1">Ausgangsdaten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8.41cm" svg:height="6cm" svg:x="5.4cm" svg:y="5.9cm">
          <text:p/>
          <draw:enhanced-geometry svg:viewBox="0 0 21600 21600" draw:type="rectangle" draw:enhanced-path="M 0 0 L 21600 0 21600 21600 0 21600 0 0 Z N"/>
        </draw:custom-shape>
        <draw:frame draw:style-name="gr49" draw:text-style-name="P20" draw:layer="layout" svg:width="8.248cm" svg:height="5.9cm" svg:x="5.4cm" svg:y="5.9cm">
          <draw:text-box>
            <text:list text:style-name="L2">
              <text:list-item>
                <text:p><text:span text:style-name="T7">Wärmestrom aus Solarthermie</text:span></text:p>
              </text:list-item>
              <text:list-item>
                <text:p><text:span text:style-name="T7">Strompreiszeitreihe</text:span></text:p>
              </text:list-item>
              <text:list-item>
                <text:p><text:span text:style-name="T7">Brennstoffpreise</text:span></text:p>
              </text:list-item>
              <text:list-item>
                <text:p><text:span text:style-name="T7">Wärmebedarf</text:span></text:p>
              </text:list-item>
              <text:list-item>
                <text:p><text:span text:style-name="T7">Betriebskosten</text:span></text:p>
              </text:list-item>
              <text:list-item>
                <text:p><text:span text:style-name="T7">zulässige Lastbereiche</text:span></text:p>
              </text:list-item>
              <text:list-item>
                <text:p><text:span text:style-name="T7">Mindestlaufzeiten</text:span></text:p>
              </text:list-item>
              <text:list-item>
                <text:p><text:span text:style-name="T7">Startkosten</text:span></text:p>
              </text:list-item>
              <text:list-item>
                <text:p><text:span text:style-name="T7">Fernwärmepreis</text:span></text:p>
              </text:list-item>
            </text:list>
          </draw:text-box>
        </draw:frame>
        <draw:line draw:style-name="gr50" draw:text-style-name="P9" draw:layer="layout" svg:x1="13.8cm" svg:y1="4.9cm" svg:x2="18.1cm" svg:y2="4.9cm">
          <text:p/>
        </draw:line>
        <draw:line draw:style-name="gr50" draw:text-style-name="P9" draw:layer="layout" svg:x1="26.4cm" svg:y1="4.9cm" svg:x2="30.7cm" svg:y2="4.9cm">
          <text:p/>
        </draw:line>
        <draw:custom-shape draw:style-name="gr51" draw:text-style-name="P19" draw:layer="layout" svg:width="8.4cm" svg:height="3.1cm" svg:x="18cm" svg:y="5.9cm">
          <text:p/>
          <draw:enhanced-geometry svg:viewBox="0 0 21600 21600" draw:type="rectangle" draw:enhanced-path="M 0 0 L 21600 0 21600 21600 0 21600 0 0 Z N"/>
        </draw:custom-shape>
        <draw:frame draw:style-name="gr52" draw:text-style-name="P20" draw:layer="layout" svg:width="8.238cm" svg:height="4.136cm" svg:x="18cm" svg:y="5.9cm">
          <draw:text-box>
            <text:list text:style-name="L1">
              <text:list-item>
                <text:p><text:span text:style-name="T7">Aufbau des Energiesystems</text:span></text:p>
              </text:list-item>
              <text:list-item>
                <text:p><text:span text:style-name="T7">Einbetten der Eingangsdaten</text:span></text:p>
              </text:list-item>
            </text:list>
            <text:p><text:span text:style-name="T7"/></text:p>
            <text:list text:style-name="L3">
              <text:list-item>
                <text:p><text:span text:style-name="T7">Kostenoptimale Deckung des <text:s/>Wärmebedarfs </text:span></text:p>
              </text:list-item>
            </text:list>
          </draw:text-box>
        </draw:frame>
        <draw:custom-shape draw:style-name="gr48" draw:text-style-name="P19" draw:layer="layout" svg:width="8.41cm" svg:height="6cm" svg:x="30.7cm" svg:y="5.9cm">
          <text:p/>
          <draw:enhanced-geometry svg:viewBox="0 0 21600 21600" draw:type="rectangle" draw:enhanced-path="M 0 0 L 21600 0 21600 21600 0 21600 0 0 Z N"/>
        </draw:custom-shape>
        <draw:frame draw:style-name="gr53" draw:text-style-name="P20" draw:layer="layout" svg:width="8.248cm" svg:height="5.9cm" svg:x="30.7cm" svg:y="5.9cm">
          <draw:text-box>
            <text:list text:style-name="L2">
              <text:list-item>
                <text:p><text:span text:style-name="T7">Erlös des Energiesystems</text:span></text:p>
              </text:list-item>
              <text:list-item>
                <text:p><text:span text:style-name="T7">Laufzeiten der Anlagen</text:span></text:p>
              </text:list-item>
              <text:list-item>
                <text:p><text:span text:style-name="T7">Wärmebereitstellung der Anlagen</text:span></text:p>
              </text:list-item>
              <text:list-item>
                <text:p><text:span text:style-name="T7">Speicherfüllständ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0:24:55.846000000</meta:creation-date>
    <dc:date>2020-08-04T15:54:58.766000000</dc:date>
    <meta:editing-duration>P1DT12H30M56S</meta:editing-duration>
    <meta:editing-cycles>54</meta:editing-cycles>
    <meta:generator>LibreOffice/6.2.5.2$Windows_X86_64 LibreOffice_project/1ec314fa52f458adc18c4f025c545a4e8b22c159</meta:generator>
    <meta:print-date>2019-08-21T14:49:13.812000000</meta:print-date>
    <meta:document-statistic meta:object-count="311"/>
  </office:meta>
</office:document-meta>
</file>